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 File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it_4_4_0.txt</text:p>
          </table:table-cell>
          <table:table-cell office:value-type="string" calcext:value-type="string">
            <text:p>SATISFIABLE</text:p>
          </table:table-cell>
          <table:table-cell office:value-type="float" office:value="0.011471" calcext:value-type="float">
            <text:p>0.011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it_4_4_1.txt</text:p>
          </table:table-cell>
          <table:table-cell office:value-type="string" calcext:value-type="string">
            <text:p>SATISFIABLE</text:p>
          </table:table-cell>
          <table:table-cell office:value-type="float" office:value="0.015458" calcext:value-type="float">
            <text:p>0.015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it_4_4_2.txt</text:p>
          </table:table-cell>
          <table:table-cell office:value-type="string" calcext:value-type="string">
            <text:p>SATISFIABLE</text:p>
          </table:table-cell>
          <table:table-cell office:value-type="float" office:value="0.015459" calcext:value-type="float">
            <text:p>0.015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t_4_4_3.txt</text:p>
          </table:table-cell>
          <table:table-cell office:value-type="string" calcext:value-type="string">
            <text:p>SATISFIABLE</text:p>
          </table:table-cell>
          <table:table-cell office:value-type="float" office:value="0.014513" calcext:value-type="float">
            <text:p>0.014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it_4_4_4.txt</text:p>
          </table:table-cell>
          <table:table-cell office:value-type="string" calcext:value-type="string">
            <text:p>UNSATISFIABLE</text:p>
          </table:table-cell>
          <table:table-cell office:value-type="float" office:value="0.005386" calcext:value-type="float">
            <text:p>0.005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it_4_4_5.txt</text:p>
          </table:table-cell>
          <table:table-cell office:value-type="string" calcext:value-type="string">
            <text:p>SATISFIABLE</text:p>
          </table:table-cell>
          <table:table-cell office:value-type="float" office:value="0.013613" calcext:value-type="float">
            <text:p>0.013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lit_4_4_6.txt</text:p>
          </table:table-cell>
          <table:table-cell office:value-type="string" calcext:value-type="string">
            <text:p>UNSATISFIABLE</text:p>
          </table:table-cell>
          <table:table-cell office:value-type="float" office:value="0.005463" calcext:value-type="float">
            <text:p>0.005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it_4_4_7.txt</text:p>
          </table:table-cell>
          <table:table-cell office:value-type="string" calcext:value-type="string">
            <text:p>SATISFIABLE</text:p>
          </table:table-cell>
          <table:table-cell office:value-type="float" office:value="0.010882" calcext:value-type="float">
            <text:p>0.010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it_4_4_8.txt</text:p>
          </table:table-cell>
          <table:table-cell office:value-type="string" calcext:value-type="string">
            <text:p>SATISFIABLE</text:p>
          </table:table-cell>
          <table:table-cell office:value-type="float" office:value="0.010554" calcext:value-type="float">
            <text:p>0.010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it_4_4_9.txt</text:p>
          </table:table-cell>
          <table:table-cell office:value-type="string" calcext:value-type="string">
            <text:p>SATISFIABLE</text:p>
          </table:table-cell>
          <table:table-cell office:value-type="float" office:value="0.015062" calcext:value-type="float">
            <text:p>0.0150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lit_4_7_0.txt</text:p>
          </table:table-cell>
          <table:table-cell office:value-type="string" calcext:value-type="string">
            <text:p>SATISFIABLE</text:p>
          </table:table-cell>
          <table:table-cell office:value-type="float" office:value="0.05225" calcext:value-type="float">
            <text:p>0.05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lit_4_7_1.txt</text:p>
          </table:table-cell>
          <table:table-cell office:value-type="string" calcext:value-type="string">
            <text:p>SATISFIABLE</text:p>
          </table:table-cell>
          <table:table-cell office:value-type="float" office:value="0.042535" calcext:value-type="float">
            <text:p>0.042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lit_4_7_2.txt</text:p>
          </table:table-cell>
          <table:table-cell office:value-type="string" calcext:value-type="string">
            <text:p>SATISFIABLE</text:p>
          </table:table-cell>
          <table:table-cell office:value-type="float" office:value="0.037909" calcext:value-type="float">
            <text:p>0.037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lit_4_7_3.txt</text:p>
          </table:table-cell>
          <table:table-cell office:value-type="string" calcext:value-type="string">
            <text:p>SATISFIABLE</text:p>
          </table:table-cell>
          <table:table-cell office:value-type="float" office:value="0.031724" calcext:value-type="float">
            <text:p>0.0317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lit_4_7_4.txt</text:p>
          </table:table-cell>
          <table:table-cell office:value-type="string" calcext:value-type="string">
            <text:p>SATISFIABLE</text:p>
          </table:table-cell>
          <table:table-cell office:value-type="float" office:value="0.04215" calcext:value-type="float">
            <text:p>0.04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lit_4_7_5.txt</text:p>
          </table:table-cell>
          <table:table-cell office:value-type="string" calcext:value-type="string">
            <text:p>SATISFIABLE</text:p>
          </table:table-cell>
          <table:table-cell office:value-type="float" office:value="0.057432" calcext:value-type="float">
            <text:p>0.057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it_4_7_6.txt</text:p>
          </table:table-cell>
          <table:table-cell office:value-type="string" calcext:value-type="string">
            <text:p>SATISFIABLE</text:p>
          </table:table-cell>
          <table:table-cell office:value-type="float" office:value="0.040548" calcext:value-type="float">
            <text:p>0.0405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lit_4_7_7.txt</text:p>
          </table:table-cell>
          <table:table-cell office:value-type="string" calcext:value-type="string">
            <text:p>SATISFIABLE</text:p>
          </table:table-cell>
          <table:table-cell office:value-type="float" office:value="0.048621" calcext:value-type="float">
            <text:p>0.0486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lit_4_7_8.txt</text:p>
          </table:table-cell>
          <table:table-cell office:value-type="string" calcext:value-type="string">
            <text:p>SATISFIABLE</text:p>
          </table:table-cell>
          <table:table-cell office:value-type="float" office:value="0.039247" calcext:value-type="float">
            <text:p>0.0392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lit_4_7_9.txt</text:p>
          </table:table-cell>
          <table:table-cell office:value-type="string" calcext:value-type="string">
            <text:p>SATISFIABLE</text:p>
          </table:table-cell>
          <table:table-cell office:value-type="float" office:value="0.050305" calcext:value-type="float">
            <text:p>0.0503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lit_4_10_0.txt</text:p>
          </table:table-cell>
          <table:table-cell office:value-type="string" calcext:value-type="string">
            <text:p>SATISFIABLE</text:p>
          </table:table-cell>
          <table:table-cell office:value-type="float" office:value="0.145706" calcext:value-type="float">
            <text:p>0.145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lit_4_10_1.txt</text:p>
          </table:table-cell>
          <table:table-cell office:value-type="string" calcext:value-type="string">
            <text:p>SATISFIABLE</text:p>
          </table:table-cell>
          <table:table-cell office:value-type="float" office:value="0.340935" calcext:value-type="float">
            <text:p>0.3409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lit_4_10_2.txt</text:p>
          </table:table-cell>
          <table:table-cell office:value-type="string" calcext:value-type="string">
            <text:p>SATISFIABLE</text:p>
          </table:table-cell>
          <table:table-cell office:value-type="float" office:value="0.489555" calcext:value-type="float">
            <text:p>0.489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lit_4_10_3.txt</text:p>
          </table:table-cell>
          <table:table-cell office:value-type="string" calcext:value-type="string">
            <text:p>SATISFIABLE</text:p>
          </table:table-cell>
          <table:table-cell office:value-type="float" office:value="0.502095" calcext:value-type="float">
            <text:p>0.5020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lit_4_10_4.txt</text:p>
          </table:table-cell>
          <table:table-cell office:value-type="string" calcext:value-type="string">
            <text:p>SATISFIABLE</text:p>
          </table:table-cell>
          <table:table-cell office:value-type="float" office:value="0.262237" calcext:value-type="float">
            <text:p>0.2622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lit_4_10_5.txt</text:p>
          </table:table-cell>
          <table:table-cell office:value-type="string" calcext:value-type="string">
            <text:p>SATISFIABLE</text:p>
          </table:table-cell>
          <table:table-cell office:value-type="float" office:value="0.160292" calcext:value-type="float">
            <text:p>0.1602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lit_4_10_6.txt</text:p>
          </table:table-cell>
          <table:table-cell office:value-type="string" calcext:value-type="string">
            <text:p>SATISFIABLE</text:p>
          </table:table-cell>
          <table:table-cell office:value-type="float" office:value="0.188978" calcext:value-type="float">
            <text:p>0.1889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lit_4_10_7.txt</text:p>
          </table:table-cell>
          <table:table-cell office:value-type="string" calcext:value-type="string">
            <text:p>SATISFIABLE</text:p>
          </table:table-cell>
          <table:table-cell office:value-type="float" office:value="0.154226" calcext:value-type="float">
            <text:p>0.154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lit_4_10_8.txt</text:p>
          </table:table-cell>
          <table:table-cell office:value-type="string" calcext:value-type="string">
            <text:p>SATISFIABLE</text:p>
          </table:table-cell>
          <table:table-cell office:value-type="float" office:value="0.146695" calcext:value-type="float">
            <text:p>0.146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lit_4_10_9.txt</text:p>
          </table:table-cell>
          <table:table-cell office:value-type="string" calcext:value-type="string">
            <text:p>SATISFIABLE</text:p>
          </table:table-cell>
          <table:table-cell office:value-type="float" office:value="0.166091" calcext:value-type="float">
            <text:p>0.166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it_4_13_0.txt</text:p>
          </table:table-cell>
          <table:table-cell office:value-type="string" calcext:value-type="string">
            <text:p>SATISFIABLE</text:p>
          </table:table-cell>
          <table:table-cell office:value-type="float" office:value="4.948247" calcext:value-type="float">
            <text:p>4.9482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it_4_13_1.txt</text:p>
          </table:table-cell>
          <table:table-cell office:value-type="string" calcext:value-type="string">
            <text:p>SATISFIABLE</text:p>
          </table:table-cell>
          <table:table-cell office:value-type="float" office:value="11.510692" calcext:value-type="float">
            <text:p>11.5106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lit_4_13_2.txt</text:p>
          </table:table-cell>
          <table:table-cell office:value-type="string" calcext:value-type="string">
            <text:p>SATISFIABLE</text:p>
          </table:table-cell>
          <table:table-cell office:value-type="float" office:value="29.003128" calcext:value-type="float">
            <text:p>29.0031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lit_4_13_3.txt</text:p>
          </table:table-cell>
          <table:table-cell office:value-type="string" calcext:value-type="string">
            <text:p>SATISFIABLE</text:p>
          </table:table-cell>
          <table:table-cell office:value-type="float" office:value="10.131731" calcext:value-type="float">
            <text:p>10.1317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lit_4_13_4.txt</text:p>
          </table:table-cell>
          <table:table-cell office:value-type="string" calcext:value-type="string">
            <text:p>SATISFIABLE</text:p>
          </table:table-cell>
          <table:table-cell office:value-type="float" office:value="26.169205" calcext:value-type="float">
            <text:p>26.1692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lit_4_13_5.txt</text:p>
          </table:table-cell>
          <table:table-cell office:value-type="string" calcext:value-type="string">
            <text:p>SATISFIABLE</text:p>
          </table:table-cell>
          <table:table-cell office:value-type="float" office:value="0.485495" calcext:value-type="float">
            <text:p>0.4854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lit_4_13_6.txt</text:p>
          </table:table-cell>
          <table:table-cell office:value-type="string" calcext:value-type="string">
            <text:p>SATISFIABLE</text:p>
          </table:table-cell>
          <table:table-cell office:value-type="float" office:value="64.72407" calcext:value-type="float">
            <text:p>64.724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lit_4_13_7.txt</text:p>
          </table:table-cell>
          <table:table-cell office:value-type="string" calcext:value-type="string">
            <text:p>SATISFIABLE</text:p>
          </table:table-cell>
          <table:table-cell office:value-type="float" office:value="9.0399" calcext:value-type="float">
            <text:p>9.03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lit_4_13_8.txt</text:p>
          </table:table-cell>
          <table:table-cell office:value-type="string" calcext:value-type="string">
            <text:p>SATISFIABLE</text:p>
          </table:table-cell>
          <table:table-cell office:value-type="float" office:value="1.067569" calcext:value-type="float">
            <text:p>1.0675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lit_4_13_9.txt</text:p>
          </table:table-cell>
          <table:table-cell office:value-type="string" calcext:value-type="string">
            <text:p>SATISFIABLE</text:p>
          </table:table-cell>
          <table:table-cell office:value-type="float" office:value="1.306856" calcext:value-type="float">
            <text:p>1.306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1:20:42.775606589</meta:creation-date>
    <dc:date>2014-12-06T21:53:49.713893925</dc:date>
    <meta:editing-duration>PT31M33S</meta:editing-duration>
    <meta:editing-cycles>73</meta:editing-cycles>
    <meta:generator>LibreOffice/4.2.6.3$Linux_X86_64 LibreOffice_project/420m0$Build-3</meta:generator>
    <meta:document-statistic meta:table-count="1" meta:cell-count="163" meta:object-count="0"/>
  </office:meta>
</office:document-meta>
</file>